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ExceptionCriteria-2.1" table:style-name="ta1" table:print-ranges="A1:AF22">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3-1600z-CS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ExceptionCriteria">
            <text:p>ExceptionCriteria</text:p>
          </table:table-cell>
          <table:table-cell table:style-name="ce8" office:value-type="string" office:string-value="Exception Criteria. Details">
            <text:p>Exception Criteria. Details</text:p>
          </table:table-cell>
          <table:table-cell table:style-name="ce8" office:value-type="string" office:string-value=""/>
          <table:table-cell table:style-name="ce8" office:value-type="string" office:string-value="Exception Criteria">
            <text:p>Exception Criteria</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Exception Criteria">
            <text:p>Exception Criteria</text:p>
          </table:table-cell>
          <table:table-cell table:style-name="ce8" office:value-type="string" office:string-value=""/>
          <table:table-cell table:style-name="ce8" office:value-type="string" office:string-value="ABIE">
            <text:p>ABIE</text:p>
          </table:table-cell>
          <table:table-cell table:style-name="ce8" office:value-type="string" office:string-value="A document used to specify the thresholds for forecast variance, product activity, and performance history beyond which exceptions should be triggered.">
            <text:p>A document used to specify the thresholds for forecast variance, product activity, and performance history beyond which exceptions should be triggered.</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lan">
            <text:p>Plan</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Exception Criteria. UBL Version Identifier. Identifier">
            <text:p>Exception Criteria. UBL Version Identifier. Identifier</text:p>
          </table:table-cell>
          <table:table-cell table:style-name="ce9" office:value-type="string" office:string-value=""/>
          <table:table-cell office:value-type="string" table:style-name="ce9" office:string-value="Exception Criteria">
            <text:p>Exception Criteria</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Exception Criteria. Customization Identifier. Identifier">
            <text:p>Exception Criteria. Customization Identifier. Identifier</text:p>
          </table:table-cell>
          <table:table-cell table:style-name="ce9" office:value-type="string" office:string-value=""/>
          <table:table-cell office:value-type="string" table:style-name="ce9" office:string-value="Exception Criteria">
            <text:p>Exception Criteria</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Exception Criteria. Profile Identifier. Identifier">
            <text:p>Exception Criteria. Profile Identifier. Identifier</text:p>
          </table:table-cell>
          <table:table-cell table:style-name="ce9" office:value-type="string" office:string-value=""/>
          <table:table-cell office:value-type="string" table:style-name="ce9" office:string-value="Exception Criteria">
            <text:p>Exception Criteria</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Exception Criteria. Profile Execution Identifier. Identifier">
            <text:p>Exception Criteria. Profile Execution Identifier. Identifier</text:p>
          </table:table-cell>
          <table:table-cell table:style-name="ce9" office:value-type="string" office:string-value=""/>
          <table:table-cell office:value-type="string" table:style-name="ce9" office:string-value="Exception Criteria">
            <text:p>Exception Criteria</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Exception Criteria. Identifier">
            <text:p>Exception Criteria. Identifier</text:p>
          </table:table-cell>
          <table:table-cell table:style-name="ce9" office:value-type="string" office:string-value=""/>
          <table:table-cell office:value-type="string" table:style-name="ce9" office:string-value="Exception Criteria">
            <text:p>Exception Criteria</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office:value-type="string" table:style-name="ce9" office:string-value="Exception Criteria Number">
            <text:p>Exception Criteria Number</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Exception Criteria. Copy_ Indicator. Indicator">
            <text:p>Exception Criteria. Copy_ Indicator. Indicator</text:p>
          </table:table-cell>
          <table:table-cell table:style-name="ce9" office:value-type="string" office:string-value=""/>
          <table:table-cell office:value-type="string" table:style-name="ce9" office:string-value="Exception Criteria">
            <text:p>Exception Criteria</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Exception Criteria. UUID. Identifier">
            <text:p>Exception Criteria. UUID. Identifier</text:p>
          </table:table-cell>
          <table:table-cell table:style-name="ce9" office:value-type="string" office:string-value=""/>
          <table:table-cell office:value-type="string" table:style-name="ce9" office:string-value="Exception Criteria">
            <text:p>Exception Criteria</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Exception Criteria. Issue Date. Date">
            <text:p>Exception Criteria. Issue Date. Date</text:p>
          </table:table-cell>
          <table:table-cell table:style-name="ce9" office:value-type="string" office:string-value=""/>
          <table:table-cell office:value-type="string" table:style-name="ce9" office:string-value="Exception Criteria">
            <text:p>Exception Criteria</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office:value-type="string" table:style-name="ce9" office:string-value="Exception Criteria Date">
            <text:p>Exception Criteria Date</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Exception Criteria. Issue Time. Time">
            <text:p>Exception Criteria. Issue Time. Time</text:p>
          </table:table-cell>
          <table:table-cell table:style-name="ce9" office:value-type="string" office:string-value=""/>
          <table:table-cell office:value-type="string" table:style-name="ce9" office:string-value="Exception Criteria">
            <text:p>Exception Criteria</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Exception Criteria. Note. Text">
            <text:p>Exception Criteria. Note. Text</text:p>
          </table:table-cell>
          <table:table-cell table:style-name="ce9" office:value-type="string" office:string-value=""/>
          <table:table-cell office:value-type="string" table:style-name="ce9" office:string-value="Exception Criteria">
            <text:p>Exception Criteria</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VersionID">
            <text:p>VersionID</text:p>
          </table:table-cell>
          <table:table-cell office:value-type="string" table:style-name="ce9" office:string-value="Exception Criteria. Version. Identifier">
            <text:p>Exception Criteria. Version. Identifier</text:p>
          </table:table-cell>
          <table:table-cell table:style-name="ce9" office:value-type="string" office:string-value=""/>
          <table:table-cell office:value-type="string" table:style-name="ce9" office:string-value="Exception Criteria">
            <text:p>Exception Criteria</text:p>
          </table:table-cell>
          <table:table-cell table:style-name="ce9" office:value-type="string" office:string-value=""/>
          <table:table-cell table:style-name="ce9" office:value-type="string" office:string-value=""/>
          <table:table-cell office:value-type="string" table:style-name="ce9" office:string-value="Version">
            <text:p>Version</text:p>
          </table:table-cell>
          <table:table-cell office:value-type="string" table:style-name="ce11" table:formula="of:=IF([.F13]&lt;&gt;&quot;&quot;;CONCATENATE([.F13];&quot; &quot;;[.G13]);[.G13])" office:string-value="Version">
            <text:p>Version</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3]&lt;&gt;&quot;&quot;;CONCATENATE([.J13];&quot;_ &quot;;[.I13];&quot;. Type&quot;);CONCATENATE([.I1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current version of this document.">
            <text:p>Identifies the current version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ValidityPeriod">
            <text:p>ValidityPeriod</text:p>
          </table:table-cell>
          <table:table-cell table:style-name="ce10" office:value-type="string" office:string-value="Exception Criteria. Validity_ Period. Period">
            <text:p>Exception Criteria. Validity_ Period. Period</text:p>
          </table:table-cell>
          <table:table-cell table:style-name="ce10" office:value-type="string" office:string-value=""/>
          <table:table-cell table:style-name="ce10" office:value-type="string" office:string-value="Exception Criteria">
            <text:p>Exception Criteria</text:p>
          </table:table-cell>
          <table:table-cell table:style-name="ce10" office:value-type="string" office:string-value="Validity">
            <text:p>Validity</text:p>
          </table:table-cell>
          <table:table-cell table:style-name="ce10" office:value-type="string" office:string-value=""/>
          <table:table-cell table:style-name="ce10" office:value-type="string" office:string-value=""/>
          <table:table-cell table:style-name="ce10" table:formula="of:=[.M14]"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eriod of time during which the Exception Criteria is valid.">
            <text:p>The period of time during which the Exception Criteria is vali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DocumentReference">
            <text:p>DocumentReference</text:p>
          </table:table-cell>
          <table:table-cell table:style-name="ce10" office:value-type="string" office:string-value="Exception Criteria. Document Reference">
            <text:p>Exception Criteria. Document Reference</text:p>
          </table:table-cell>
          <table:table-cell table:style-name="ce10" office:value-type="string" office:string-value=""/>
          <table:table-cell table:style-name="ce10" office:value-type="string" office:string-value="Exception Criteria">
            <text:p>Exception Criteria</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5]"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other document associated with this document.">
            <text:p>A reference to another document associated with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ignature">
            <text:p>Signature</text:p>
          </table:table-cell>
          <table:table-cell table:style-name="ce10" office:value-type="string" office:string-value="Exception Criteria. Signature">
            <text:p>Exception Criteria. Signature</text:p>
          </table:table-cell>
          <table:table-cell table:style-name="ce10" office:value-type="string" office:string-value=""/>
          <table:table-cell table:style-name="ce10" office:value-type="string" office:string-value="Exception Criteria">
            <text:p>Exception Criteria</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6]"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SenderParty">
            <text:p>SenderParty</text:p>
          </table:table-cell>
          <table:table-cell table:style-name="ce10" office:value-type="string" office:string-value="Exception Criteria. Sender_ Party. Party">
            <text:p>Exception Criteria. Sender_ Party. Party</text:p>
          </table:table-cell>
          <table:table-cell table:style-name="ce10" office:value-type="string" office:string-value=""/>
          <table:table-cell table:style-name="ce10" office:value-type="string" office:string-value="Exception Criteria">
            <text:p>Exception Criteria</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7]"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sending this document.">
            <text:p>The party send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ReceiverParty">
            <text:p>ReceiverParty</text:p>
          </table:table-cell>
          <table:table-cell table:style-name="ce10" office:value-type="string" office:string-value="Exception Criteria. Receiver_ Party. Party">
            <text:p>Exception Criteria. Receiver_ Party. Party</text:p>
          </table:table-cell>
          <table:table-cell table:style-name="ce10" office:value-type="string" office:string-value=""/>
          <table:table-cell table:style-name="ce10" office:value-type="string" office:string-value="Exception Criteria">
            <text:p>Exception Criteria</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18]"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receiving this document.">
            <text:p>The party receiv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BuyerCustomerParty">
            <text:p>BuyerCustomerParty</text:p>
          </table:table-cell>
          <table:table-cell table:style-name="ce10" office:value-type="string" office:string-value="Exception Criteria. Buyer_ Customer Party. Customer Party">
            <text:p>Exception Criteria. Buyer_ Customer Party. Customer Party</text:p>
          </table:table-cell>
          <table:table-cell table:style-name="ce10" office:value-type="string" office:string-value=""/>
          <table:table-cell table:style-name="ce10" office:value-type="string" office:string-value="Exception Criteria">
            <text:p>Exception Criteria</text:p>
          </table:table-cell>
          <table:table-cell table:style-name="ce10" office:value-type="string" office:string-value="Buyer">
            <text:p>Buyer</text:p>
          </table:table-cell>
          <table:table-cell table:style-name="ce10" office:value-type="string" office:string-value=""/>
          <table:table-cell table:style-name="ce10" office:value-type="string" office:string-value=""/>
          <table:table-cell table:style-name="ce10" table:formula="of:=[.M19]"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buyer.">
            <text:p>The buy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SellerSupplierParty">
            <text:p>SellerSupplierParty</text:p>
          </table:table-cell>
          <table:table-cell table:style-name="ce10" office:value-type="string" office:string-value="Exception Criteria. Seller_ Supplier Party. Supplier Party">
            <text:p>Exception Criteria. Seller_ Supplier Party. Supplier Party</text:p>
          </table:table-cell>
          <table:table-cell table:style-name="ce10" office:value-type="string" office:string-value=""/>
          <table:table-cell table:style-name="ce10" office:value-type="string" office:string-value="Exception Criteria">
            <text:p>Exception Criteria</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20]"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ExceptionCriteriaLine">
            <text:p>ExceptionCriteriaLine</text:p>
          </table:table-cell>
          <table:table-cell table:style-name="ce10" office:value-type="string" office:string-value="Exception Criteria. Exception Criteria Line">
            <text:p>Exception Criteria. Exception Criteria Line</text:p>
          </table:table-cell>
          <table:table-cell table:style-name="ce10" office:value-type="string" office:string-value=""/>
          <table:table-cell table:style-name="ce10" office:value-type="string" office:string-value="Exception Criteria">
            <text:p>Exception Criteria</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1]" office:value-type="string" office:string-value="Exception Criteria Line">
            <text:p>Exception Criteria Line</text:p>
          </table:table-cell>
          <table:table-cell table:style-name="ce10" office:value-type="string" office:string-value="Exception Criteria Line">
            <text:p>Exception Criteria Lin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Exception Criteria Line">
            <text:p>Exception Criteria Lin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line expressing an exception criterion setting thresholds beyond which an exception should be triggered.">
            <text:p>A line expressing an exception criterion setting thresholds beyond which an exception should be trigger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